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libri" style:font-family-asian="Calibri" style:font-family-complex="Calibri" fo:background-color="transparent" fo:color="#17365d"/>
    </style:style>
    <style:style style:name="T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fo:color="#365f91"/>
    </style:style>
    <style:style style:name="T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365f91"/>
    </style:style>
    <style:style style:name="T6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1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1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fo:color="#365f91"/>
    </style:style>
    <style:style style:name="T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1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2.00pt" fo:font-weight="bold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2.00pt" fo:font-weight="bold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fo:color="#365f91"/>
    </style:style>
    <style:style style:name="T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center" fo:margin-bottom="15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24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top="24.00pt"/>
    </style:style>
    <style:style style:name="P6" style:family="paragraph">
      <style:paragraph-properties fo:line-height="115.00%" fo:text-align="left" fo:margin-top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top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top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top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top="24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top="24.00pt"/>
    </style:style>
    <style:style style:name="P1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latório do Agente Poupador</text:span></text:p>
      <text:p text:style-name="P2"><text:span text:style-name="T2"><text:line-break/>Professor: Vasco Furtado<text:line-break/>Aluno: Thiago de Oliveira Sampaio</text:span></text:p>
      <text:p text:style-name="P3"><text:span text:style-name="T3">1. Introdução</text:span></text:p>
      <text:p text:style-name="P4"><text:span text:style-name="T4"><text:line-break/>Este relatório descreve o desenvolvimento do agente poupador para o ambiente de simulação do jogo, <text:line-break/>como parte da disciplina de Inteligência Artificial. O objetivo do agente poupador é coletar o maior <text:line-break/>número possível de moedas e guardá-las no banco, evitando ladrões e utilizando pastilhas do poder <text:line-break/>quando necessário. O projeto foi implementado em Java, utilizando o framework fornecido e estendendo <text:line-break/>a classe abstrata ProgramaPoupador.</text:span></text:p>
      <text:p text:style-name="P5"><text:span text:style-name="T5">2. Decisões de Projeto</text:span></text:p>
      <text:p text:style-name="P6"><text:span text:style-name="T6">2.1 Arquitetura do Agente</text:span></text:p>
      <text:p text:style-name="P7"><text:span text:style-name="T7"><text:line-break/>Optei por implementar um agente reativo com um modelo baseado em utilidade, onde as decisões <text:line-break/>são tomadas com base em três prioridades principais:<text:line-break/>- Fugir de ladrões (prioridade máxima).<text:line-break/>- Coletar moedas.<text:line-break/>- Depositar moedas no banco ao atingir um limite definido.<text:line-break/></text:span></text:p>
      <text:p text:style-name="P8"><text:span text:style-name="T8">2.2 Heurísticas e Comportamento</text:span></text:p>
      <text:p text:style-name="P9"><text:span text:style-name="T9"><text:line-break/>O agente poupador foi projetado para agir de forma a maximizar a quantidade de moedas guardadas no banco. <text:line-break/>As principais heurísticas implementadas foram:<text:line-break/><text:line-break/>1. Fuga de Ladrões: Se um ladrão estiver visível ou próximo, o agente tenta se afastar na direção oposta ou, <text:line-break/>caso haja uma pastilha do poder visível, ele se move em direção a ela. Para determinar a fuga, são usados <text:line-break/>tanto sensores visuais quanto olfativos.<text:line-break/><text:line-break/>2. Coleta de Moedas: O agente prioriza moedas próximas e usa a visão para identificar a moeda mais próxima. <text:line-break/>Caso uma moeda esteja visível, ele se move em sua direção.<text:line-break/><text:line-break/>3. Depósito no Banco: O agente está sempre buscando o banco, e quando deposita muitas moedas ele, e percebe que vai ganhar o jogo, fica parado</text:span></text:p>
      <text:p text:style-name="P10"><text:span text:style-name="T10">2.3 Estratégia de Fuga</text:span></text:p>
      <text:p text:style-name="P11"><text:span text:style-name="T11"><text:line-break/>A estratégia de fuga do ladrão é baseada na intensidade do cheiro captado pelos sensores de olfato. <text:line-break/>O agente determina a direção de fuga sempre para o lado oposto ao ladrão mais próximo, baseado na <text:line-break/>intensidade olfativa. Se o agente estiver em uma situação em que há múltiplos ladrões em torno, <text:line-break/>a decisão de fuga considera a soma das intensidades para determinar o caminho mais seguro.<text:line-break/></text:span></text:p>
      <text:p text:style-name="P12"><text:span text:style-name="T12">2.4 Movimento Aleatório</text:span></text:p>
      <text:p text:style-name="P13"><text:span text:style-name="T13"><text:line-break/>Quando não há moedas ou ladrões visíveis, o agente se movimenta aleatoriamente. Esta movimentação <text:line-break/>aleatória é importante para manter o agente ativo, explorando o ambiente em busca de moedas ou <text:line-break/>outras oportunidades de ação, como encontrar o banco ou pastilhas do poder.</text:span></text:p>
      <text:p text:style-name="P14"><text:span text:style-name="T14">3. Implementação</text:span></text:p>
      <text:p text:style-name="P15"><text:span text:style-name="T15"><text:line-break/>A implementação foi feita através da classe Poupador, que herda da classe abstrata ProgramaPoupador. <text:line-break/>Utilizamos métodos fornecidos pelo framework, como sensor.getVisaoIdentificacao() e sensor.getAmbienteOlfatoLadrao(), <text:line-break/>para capturar as percepções do ambiente. As principais funções incluem:<text:line-break/><text:line-break/></text:span><text:span text:style-name="T16">- acao():<text:s/></text:span><text:span text:style-name="T17">Este é o método principal do agente poupador, responsável por definir a ação a ser tomada em cada jogada. Ele utiliza as percepções fornecidas pelos sensores do ambiente para tomar decisões com base em uma ordem de prioridades:</text:span></text:p>
      <text:p text:style-name="P15"><text:span text:style-name="T17">Fuga de Ladrões: A primeira verificação que o método faz é identificar se há um ladrão próximo, utilizando os sensores visuais e olfativos. Se um ladrão estiver por perto, o agente verifica se há uma pastilha do poder visível; caso positivo, ele tenta mover-se em direção a ela. Se não houver pastilha, o agente utiliza a função fugirDeLadrao() para se afastar do ladrão.</text:span></text:p>
      <text:p text:style-name="P15"><text:span text:style-name="T17">Depósito no Banco: Se o poupador possui um número de moedas igual ou superior ao limite definido (10 moedas no código), ele tenta ir ao banco utilizando a função moverParaBanco(). Caso o banco não esteja visível, ele faz movimentos aleatórios até encontrá-lo.</text:span></text:p>
      <text:p text:style-name="P15"><text:span text:style-name="T17">Coleta de Moedas: Caso não haja ladrões ou o poupador tenha menos de 10 moedas, ele busca moedas visíveis na área ao seu redor. A função moverParaMoeda() é chamada para determinar a moeda mais próxima e movê-lo até ela.</text:span></text:p>
      <text:p text:style-name="P15"><text:span text:style-name="T17">Movimento Aleatório: Se nenhum dos cenários anteriores for aplicável (nenhum ladrão, sem moedas visíveis e poucas moedas coletadas), o poupador realiza um movimento aleatório, explorando o ambiente para buscar novas oportunidades.</text:span></text:p>
      <text:p text:style-name="P15"><text:span text:style-name="T17">Em resumo, o método acao() é onde todas as decisões do agente poupador são feitas, priorizando sua sobrevivência (fuga dos ladrões), seguida da coleta e proteção de moedas.</text:span></text:p>
      <text:p text:style-name="P15"><text:span text:style-name="T17"><text:line-break/></text:span><text:span text:style-name="T18">- fugirDeLadrao():<text:s/></text:span><text:span text:style-name="T19">Esta função tem a responsabilidade de garantir que o poupador se afaste dos ladrões. O poupador utiliza tanto informações visuais (ladrão identificado na visão) quanto informações olfativas (ladrão detectado pelos sensores de cheiro) para determinar a presença de ladrões. A estratégia de fuga inclui:</text:span></text:p>
      <text:p text:style-name="P15"><text:span text:style-name="T19">Identificação do ladrão: Quando um ladrão é detectado, a função calcula a melhor direção para se afastar dele. Essa direção é sempre oposta à posição do ladrão, baseada na intensidade olfativa (quanto mais próximo o ladrão, mais forte o cheiro).</text:span></text:p>
      <text:p text:style-name="P15"><text:span text:style-name="T19">Movimento de Fuga: O agente, após identificar a direção de fuga, move-se 7 passos consecutivos na direção oposta ao ladrão. Isso garante uma distância mínima de segurança.</text:span></text:p>
      <text:p text:style-name="P15"><text:span text:style-name="T19">Essa função é crucial para proteger o poupador de ser roubado, permitindo que ele evite ladrões de forma eficiente.</text:span></text:p>
      <text:p text:style-name="P15"><text:span text:style-name="T19"><text:line-break/></text:span><text:span text:style-name="T20">- moverParaBanco():<text:s/></text:span><text:span text:style-name="T21">Esta função é acionada quando o poupador atinge o limite de moedas definido (10 no caso). Seu objetivo é mover o poupador até o banco para depositar as moedas e protegê-las de eventuais roubos.</text:span></text:p>
      <text:p text:style-name="P15"><text:span text:style-name="T21">Busca do banco: O poupador utiliza a visão para procurar o banco (identificado com o valor 3 no ambiente). Se o banco estiver visível, a função calcula a direção mais rápida para movê-lo até o banco.</text:span></text:p>
      <text:p text:style-name="P15"><text:span text:style-name="T21">Movimento até o banco: Uma vez que o banco é identificado, a função realiza movimentos sucessivos na direção do banco até que o poupador esteja em segurança para depositar as moedas.</text:span></text:p>
      <text:p text:style-name="P15"><text:span text:style-name="T21">Caso o banco não esteja visível, a função realiza movimentos aleatórios até que o poupador consiga encontrá-lo.</text:span></text:p>
      <text:p text:style-name="P15"><text:span text:style-name="T21"><text:line-break/></text:span><text:span text:style-name="T22">- moverParaMoeda():<text:s/></text:span><text:span text:style-name="T23">Esta função tem como objetivo priorizar a coleta de moedas no ambiente. Assim que uma moeda é identificada na visão do poupador, a função calcula a melhor estratégia para alcançá-la:</text:span></text:p>
      <text:p text:style-name="P15"><text:span text:style-name="T23">Identificação da Moeda Mais Próxima: A função varre as posições visíveis do poupador (representadas por células de valor 4) para identificar a moeda mais próxima. Para isso, ela calcula a distância de Manhattan (distância em blocos) entre o poupador e cada moeda.</text:span></text:p>
      <text:p text:style-name="P15"><text:span text:style-name="T23">Movimento até a Moeda: Após determinar qual moeda está mais próxima, o agente decide a direção mais eficiente para se mover até ela. Isso garante que o poupador priorize moedas de forma eficiente, coletando o máximo possível antes de ser atacado por ladrões ou precisar ir ao banco.</text:span></text:p>
      <text:p text:style-name="P15"><text:span text:style-name="T23">Essas funções colaboram para criar um agente poupador que se comporta de forma racional e eficiente, maximizando a coleta de moedas e minimizando as chances de ser roubado.</text:span></text:p>
      <text:p text:style-name="P16"><text:span text:style-name="T24">4. Resultados e Conclusão</text:span></text:p>
      <text:p text:style-name="P17"><text:span text:style-name="T25"><text:line-break/>O agente poupador mostrou-se eficaz em evitar ladrões, coletar moedas e depositá-las no banco. <text:line-break/>A estratégia de fuga com base no olfato foi eficaz, e o movimento aleatório permitiu boa exploração.<text:line-break/>Durante os testes, o agente demonstrou uma capacidade adaptativa significativa ao lidar com diferentes <text:line-break/>configurações de ambiente, mesmo em cenários com múltiplos ladrões. A heurística de coleta de moedas <text:line-break/>foi eficaz em maximizar a quantidade coletada. Identificamos algumas áreas para melhorias, como <text:line-break/>estratégias mais refinadas em ambientes com múltiplos ladrões e pastilhas de poder.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